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>
            <text:p>Aaaaaa</text:p>
          </table:table-cell>
          <table:table-cell table:style-name="ce1" office:value-type="string">
            <text:p>Bbbbbbb</text:p>
          </table:table-cell>
          <table:table-cell table:style-name="ce1" office:value-type="string">
            <text:p>Ccccccc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-22">
            <text:p>-2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-17">
            <text:p>-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 table:number-rows-repeated="1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2-05-12T11:15:15</meta:creation-date>
    <dc:date>2012-05-12T11:17:33</dc:date>
    <dc:creator>Andreas Butti</dc:creator>
    <meta:editing-duration>PT50S</meta:editing-duration>
    <meta:editing-cycles>2</meta:editing-cycles>
    <meta:generator>LibreOffice/3.5$Linux_X86_64 LibreOffice_project/350m1$Build-2</meta:generator>
    <meta:document-statistic meta:table-count="3" meta:cell-count="47" meta:object-count="0"/>
  </office:meta>
</office:document-meta>
</file>